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930000004B0FF617BB05575C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1c5" officeooo:paragraph-rsid="0011a1c5"/>
    </style:style>
    <style:style style:name="P2" style:family="paragraph" style:parent-style-name="Standard">
      <style:text-properties officeooo:rsid="00127f47" officeooo:paragraph-rsid="00127f47"/>
    </style:style>
    <style:style style:name="P3" style:family="paragraph" style:parent-style-name="Standard">
      <style:text-properties officeooo:rsid="0012a4e5" officeooo:paragraph-rsid="0012a4e5"/>
    </style:style>
    <style:style style:name="P4" style:family="paragraph" style:parent-style-name="Standard">
      <style:text-properties officeooo:rsid="0011a1c5" officeooo:paragraph-rsid="0011a1c5"/>
    </style:style>
    <style:style style:name="P5" style:family="paragraph" style:parent-style-name="Standard">
      <style:text-properties officeooo:rsid="0014fbda" officeooo:paragraph-rsid="0014fbda"/>
    </style:style>
    <style:style style:name="P6" style:family="paragraph" style:parent-style-name="Standard">
      <style:text-properties fo:font-weight="bold" officeooo:rsid="0011a1c5" officeooo:paragraph-rsid="0011a1c5" style:font-weight-asian="bold" style:font-weight-complex="bold"/>
    </style:style>
    <style:style style:name="P7" style:family="paragraph" style:parent-style-name="Standard">
      <style:text-properties fo:font-weight="bold" officeooo:rsid="0014fbda" officeooo:paragraph-rsid="0014fbd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fo:font-weight="bold" officeooo:rsid="0011a1c5" officeooo:paragraph-rsid="0011a1c5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officeooo:rsid="0018023e" officeooo:paragraph-rsid="0018023e" style:font-style-asian="italic" style:font-style-complex="italic"/>
    </style:style>
    <style:style style:name="P10" style:family="paragraph" style:parent-style-name="Standard">
      <style:text-properties officeooo:paragraph-rsid="0014fbda"/>
    </style:style>
    <style:style style:name="P11" style:family="paragraph" style:parent-style-name="Standard">
      <style:text-properties fo:font-weight="normal" officeooo:rsid="0014fbda" officeooo:paragraph-rsid="0014fbda" style:font-weight-asian="normal" style:font-weight-complex="normal"/>
    </style:style>
    <style:style style:name="P12" style:family="paragraph" style:parent-style-name="Standard">
      <style:text-properties fo:font-weight="normal" officeooo:paragraph-rsid="0014fbda" style:font-weight-asian="normal" style:font-weight-complex="normal"/>
    </style:style>
    <style:style style:name="P13" style:family="paragraph" style:parent-style-name="Text_20_body">
      <style:text-properties officeooo:paragraph-rsid="0014fbda"/>
    </style:style>
    <style:style style:name="P14" style:family="paragraph" style:parent-style-name="Text_20_body">
      <style:text-properties officeooo:rsid="0011a1c5" officeooo:paragraph-rsid="0011a1c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f47"/>
    </style:style>
    <style:style style:name="T3" style:family="text">
      <style:text-properties officeooo:rsid="00127f47"/>
    </style:style>
    <style:style style:name="T4" style:family="text">
      <style:text-properties officeooo:rsid="0012a4e5"/>
    </style:style>
    <style:style style:name="T5" style:family="text">
      <style:text-properties officeooo:rsid="0014fbda"/>
    </style:style>
    <style:style style:name="T6" style:family="text">
      <style:text-properties style:font-name="Times New Roman" fo:font-size="28pt" fo:font-weight="bold" style:font-size-asian="28pt" style:font-weight-asian="bold"/>
    </style:style>
    <style:style style:name="T7" style:family="text">
      <style:text-properties style:font-name="Times New Roman" fo:font-size="28pt" fo:font-weight="normal" style:font-size-asian="28pt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023e" style:font-weight-asian="normal" style:font-weight-complex="normal"/>
    </style:style>
    <style:style style:name="T11" style:family="text">
      <style:text-properties style:font-name="Liberation Serif" fo:font-size="28pt" fo:font-weight="normal" style:font-size-asian="28pt" style:font-weight-asian="normal" style:font-weight-complex="normal"/>
    </style:style>
    <style:style style:name="T1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28pt" fo:font-weight="bold" style:font-size-asian="28pt" style:font-weight-asian="bold" style:font-size-complex="12pt" style:font-weight-complex="normal"/>
    </style:style>
    <style:style style:name="T15" style:family="text">
      <style:text-properties style:font-name="Times New Roman" fo:font-size="28pt" fo:font-weight="normal" style:font-size-asian="28pt" style:font-weight-asian="normal" style:font-size-complex="12pt" style:font-weight-complex="normal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8023e" style:font-weight-asian="bold" style:font-weight-complex="bold"/>
    </style:style>
    <style:style style:name="T20" style:family="text">
      <style:text-properties fo:font-weight="bold" fo:background-color="transparent" loext:char-shading-value="0"/>
    </style:style>
    <style:style style:name="T21" style:family="text">
      <style:text-properties fo:font-weight="bold" fo:background-color="transparent" loext:char-shading-value="0"/>
    </style:style>
    <style:style style:name="T22" style:family="text">
      <style:text-properties officeooo:rsid="0018023e"/>
    </style:style>
    <style:style style:name="T23" style:family="text">
      <style:text-properties fo:background-color="transparent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8023e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8023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8023e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Эльдар Миннахметов</text:p>
      <text:p text:style-name="P8">Контрольная работа по 1 модулю</text:p>
      <text:p text:style-name="P8">Вариант 14</text:p>
      <text:p text:style-name="P1"/>
      <text:p text:style-name="P6">Теоретические вопросы:</text:p>
      <text:p text:style-name="P1"/>
      <text:p text:style-name="P1">1. Экономическая система: сущность и структура. Типы экономических</text:p>
      <text:p text:style-name="P1">систем.</text:p>
      <text:p text:style-name="P1">2. Эластичность спроса и предложения. Эластичность и распределение</text:p>
      <text:p text:style-name="P1">налогового бремени.</text:p>
      <text:p text:style-name="P1"/>
      <text:p text:style-name="P7">Ответы:</text:p>
      <text:p text:style-name="P5"/>
      <text:p text:style-name="P10"><text:span text:style-name="T5">1. </text:span><text:span text:style-name="T8">Э</text:span><text:span text:style-name="T8">кономическая система - это целостная совокупность прочно связанных между собой хозяйственных отношений, которые устанавливаются в производстве, распределение, обмене и потреблении материальных и нематериальных благ и услуг.</text:span></text:p>
      <text:p text:style-name="P10"><text:span text:style-name="T13"/></text:p>
      <text:p text:style-name="P9"><text:span text:style-name="T13">Типы экономических систем</text:span></text:p>
      <text:p text:style-name="P10"><text:span text:style-name="T13"/></text:p>
      <text:p text:style-name="Text_20_body"><text:span text:style-name="Strong_20_Emphasis"><text:span text:style-name="T28">1.1 </text:span></text:span><text:span text:style-name="Strong_20_Emphasis"><text:span text:style-name="T27">Традиционная экономика</text:span></text:span><text:span text:style-name="T27"> </text:span>базируется на натуральном производстве. Как правило, она имеет сильный сельскохозяйственный уклон. Традиционной экономике характерны клановость, узаконенное разделение на сословия, касты, закрытость от внешнего мира. В традиционной экономике сильны традиции и негласные законы. Развитие личности в традиционной экономике сильно ограничено и переход из одной социальной группы в другую, стоящую более высоко в социальной пирамиде, практически невозможен. Традиционная экономика нередко использует натуральный обмен вместо денег.</text:p>
      <text:p text:style-name="P13"><text:span text:style-name="T13">Развитие технологий в таком обществе происходит очень медленно. Сейчас практически не осталось стран, которые можно было бы отнести к странам с традиционной экономикой.</text:span></text:p>
      <text:p text:style-name="Text_20_body"><text:span text:style-name="Strong_20_Emphasis"><text:span text:style-name="T28">1.2 </text:span></text:span><text:span text:style-name="Strong_20_Emphasis"><text:span text:style-name="T27">Командная экономика</text:span></text:span><text:span text:style-name="T27">. </text:span>Командная или плановая экономика характеризиется тем, что централизованно решает что, как, для кого и когда производить. Спрос на товары и услуги устанавливается исходя из статистических данных и планов руководства страны. Командной экономике характерна высокая концентрация производства и монополизм. Частная собственность на факторы производства практически исключена или существуют значительные преграды для развития частного бизнеса.</text:p>
      <text:p text:style-name="P13"><text:span text:style-name="T13">Кризис перепроизводства в условиях плановой экономики маловероятен. Более вероятным становится дефицит качественных товаров и услуг. Из положительных моментов плановой экономики стоит выделить экономию ресурсов, прежде всего людских. Кроме того, плановой экономике характерна быстрая реакция на неожиданные угрозы - как экономические, так и военные.</text:span></text:p>
      <text:p text:style-name="Text_20_body"><text:span text:style-name="Strong_20_Emphasis"><text:span text:style-name="T28">1.3 </text:span></text:span><text:span text:style-name="Strong_20_Emphasis"><text:span text:style-name="T27">Рыночная экономика</text:span></text:span><text:span text:style-name="T27">. </text:span>Рыночная экономическая система в отличие от командной основана на преобладании частной собственности и свободного ценообразования на основе спроса и предложения. Государство не играет существенной роли в экономике, его роль ограничивается регулированием ситуации в экономике через законы. Государство только следит за тем чтобы соблюдались эти законы, а любые перекосы в экономике быстро ипраляются "невидимой рукой рынка".</text:p>
      <text:p text:style-name="Text_20_body"><text:soft-page-break/><text:span text:style-name="Strong_20_Emphasis"><text:span text:style-name="T28">1.4 </text:span></text:span><text:span text:style-name="Strong_20_Emphasis"><text:span text:style-name="T27">Смешанная экономика</text:span></text:span><text:span text:style-name="T27">. </text:span>Сейчас практически не осталось стран с только лишь рыночной или командной, или традиционной экономикой. Любая современная экономика имеет элементы как рыночной, так и плановой экономики и, конечно же, в каждой стране есть остатки традиционной экономики.</text:p>
      <text:p text:style-name="P10"><text:span text:style-name="T13">В наиболее важных отраслях присутствуют элементы плановой экономики, например, это производство ядерного оружия - кто доверит производить такое страшное оружие частной компании? Потребительский сектор практически весь принадлежит частным компаниям, ведь они лучше могут определить спрос на свою продукцию, а также вовремя увидеть новые тенденции. Но некоторые товары могут быть произведены только лишь в условиях традиционной экономики - народные наряды, некоторые продукты питания и прочее, поэтому сохраняются и элементы традиционной экономики. </text:span></text:p>
      <text:p text:style-name="P11"/>
      <text:p text:style-name="P12"><text:span text:style-name="T5">2. </text:span>Эластичность в о<text:span text:style-name="T24">бщем характеризует м</text:span>еру реагирования относительного изменения одной переменной величины на относительное изменение другой переменной величины.<text:line-break/><text:line-break/><text:span text:style-name="T25">Эластичность спроса</text:span> – динамика реагирования рынка на изменение предложения (вида продукта, его цены, комплекса услуг и т.д.).<text:line-break/><text:line-break/><text:span text:style-name="T25">Эластичность предложения</text:span> – показатель изменения объема предложения при однопроцентном изменении цены предложения.</text:p>
      <text:p text:style-name="P1"/>
      <text:p text:style-name="P14"><text:span text:style-name="Strong_20_Emphasis"><text:span text:style-name="T27">Распределение налогового бремени</text:span></text:span></text:p>
      <text:p text:style-name="Text_20_body">Отношение долей налогового бремени продавцов и покупателей обратно отношению коэффициентов эластичности предложения и спроса в точке равновесия (по абсолютному значению):</text:p>
      <text:p text:style-name="Text_20_body"><draw:frame draw:style-name="fr1" draw:name="Изображение1" text:anchor-type="as-char" svg:width="11.158cm" svg:height="1.268cm" draw:z-index="0"><draw:image xlink:href="Pictures/10000000000002930000004B0FF617BB05575CD8.png" xlink:type="simple" xlink:show="embed" xlink:actuate="onLoad" draw:mime-type="image/png"/></draw:frame></text:p>
      <text:p text:style-name="Text_20_body">Прослеживается четкая зависимость: чем выше коэффициент эластичности соответствующей функции, тем меньшая доля налогового бремени приходится на формирующих ее агентов рынка.</text:p>
      <text:p text:style-name="P1"/>
      <text:p text:style-name="P1"/>
      <text:p text:style-name="P6">Задача для самостоятельного решения:</text:p>
      <text:p text:style-name="P1"/>
      <text:p text:style-name="P1">Локальный рыночный спрос на труд в тыс. человек задан формулой</text:p>
      <text:p text:style-name="P1">D<text:span text:style-name="T1">L </text:span>= 500+2w, где w – цена труда в ДЕ за час. Рыночное предложение</text:p>
      <text:p text:style-name="P1">труда задано формулой S<text:span text:style-name="T1">L </text:span>= 4w - 200.</text:p>
      <text:p text:style-name="P1">Определите:</text:p>
      <text:p text:style-name="P1">1) равновесную ставку заработной платы;</text:p>
      <text:p text:style-name="P1">2) равновесное число занятых;</text:p>
      <text:p text:style-name="P1">3) величины спроса и предложения на труд,если государство установило</text:p>
      <text:p text:style-name="P1">минимальный уровень заработной платы в размере 400 ДЕ в час.;</text:p>
      <text:p text:style-name="P1">4) величины спроса и предложения на труд при ставке заработной платы</text:p>
      <text:p text:style-name="P1">в размере 300 ДЕ в час;</text:p>
      <text:p text:style-name="P1">5) объем избытка или дефицита рабочей силы в каждом случае.</text:p>
      <text:p text:style-name="P1"/>
      <text:p text:style-name="P1"/>
      <text:p text:style-name="P6"><text:soft-page-break/>Решение:</text:p>
      <text:p text:style-name="P1"/>
      <text:p text:style-name="P1">1) D<text:span text:style-name="T1">L</text:span> = S<text:span text:style-name="T1">L</text:span></text:p>
      <text:p text:style-name="P1">500 + 2w = 4w — 200</text:p>
      <text:p text:style-name="P1">2w = 700</text:p>
      <text:p text:style-name="P1">w = 350</text:p>
      <text:p text:style-name="P1"/>
      <text:p text:style-name="P1">2) <text:span text:style-name="T3">D</text:span><text:span text:style-name="T2">L</text:span><text:span text:style-name="T3"> = 500 + 2*350 = 1200 или S</text:span><text:span text:style-name="T2">L</text:span><text:span text:style-name="T3"> = 4*350 — 200 = 1200 единиц занятых</text:span></text:p>
      <text:p text:style-name="P1"/>
      <text:p text:style-name="P2">3) D<text:span text:style-name="T1">L</text:span> = 500 + 2*400 = 1300</text:p>
      <text:p text:style-name="P2">S<text:span text:style-name="T1">L </text:span>= 4*400 — 200 = 1400</text:p>
      <text:p text:style-name="P2"/>
      <text:p text:style-name="P2">4) D<text:span text:style-name="T1">L</text:span> = 500 + 2*300 = 1100</text:p>
      <text:p text:style-name="P2">S<text:span text:style-name="T1">L </text:span>= 4*300 — 200 = 1000</text:p>
      <text:p text:style-name="P2"/>
      <text:p text:style-name="P2">5) <text:span text:style-name="T4">1400 — 1300 = 100 избыток </text:span><text:span text:style-name="T5">в первом случае</text:span></text:p>
      <text:p text:style-name="P3">1100 -1000 = 100 дефицит <text:span text:style-name="T5">во втором случа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18:38:29.705058874</meta:creation-date>
    <meta:generator>LibreOffice/7.0.4.2$Linux_X86_64 LibreOffice_project/1c5f81ee28659974774060c3fe084e73b3bd074b</meta:generator>
    <dc:date>2021-02-25T21:59:36.576687279</dc:date>
    <meta:editing-duration>PT11M5S</meta:editing-duration>
    <meta:editing-cycles>5</meta:editing-cycles>
    <meta:document-statistic meta:table-count="0" meta:image-count="1" meta:object-count="0" meta:page-count="3" meta:paragraph-count="47" meta:word-count="673" meta:character-count="4941" meta:non-whitespace-character-count="4303"/>
  </office:meta>
</office:document-meta>
</file>